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46a" officeooo:paragraph-rsid="0005546a"/>
    </style:style>
    <style:style style:name="P2" style:family="paragraph" style:parent-style-name="Standard">
      <style:text-properties officeooo:rsid="0006099b" officeooo:paragraph-rsid="0006099b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/>
    </style:style>
    <style:style style:name="P5" style:family="paragraph" style:parent-style-name="Preformatted_20_Text">
      <style:text-properties fo:color="#000000" style:font-name="DejaVu Sans Mono" officeooo:rsid="0005546a" officeooo:paragraph-rsid="0005546a"/>
    </style:style>
    <style:style style:name="P6" style:family="paragraph" style:parent-style-name="Preformatted_20_Text">
      <style:text-properties fo:color="#000000" style:font-name="DejaVu Sans Mono" officeooo:rsid="0006099b" officeooo:paragraph-rsid="0006099b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8" style:family="paragraph" style:parent-style-name="Preformatted_20_Text">
      <style:text-properties fo:color="#008000" style:font-name="DejaVu Sans Mono" fo:font-weight="bold"/>
    </style:style>
    <style:style style:name="P9" style:family="paragraph" style:parent-style-name="Standard">
      <style:text-properties officeooo:rsid="0005546a" officeooo:paragraph-rsid="0005546a"/>
    </style:style>
    <style:style style:name="P10" style:family="paragraph" style:parent-style-name="Standard">
      <style:text-properties officeooo:rsid="0007930e" officeooo:paragraph-rsid="0007930e"/>
    </style:style>
    <style:style style:name="P11" style:family="paragraph" style:parent-style-name="Standard">
      <style:text-properties officeooo:rsid="0006099b" officeooo:paragraph-rsid="0006099b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/>
    </style:style>
    <style:style style:name="T9" style:family="text">
      <style:text-properties style:font-name="DejaVu Sans Mono"/>
    </style:style>
    <style:style style:name="T10" style:family="text">
      <style:text-properties fo:color="#0000ff" style:font-name="DejaVu Sans Mono"/>
    </style:style>
    <style:style style:name="T11" style:family="text">
      <style:text-properties fo:color="#660e7a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/>
      <text:p text:style-name="P10"><text:tab/>Сделаем 5 наследников от класса Animal — по одному на каждое животное. Перегрузим у каждого из них виртуальную функцию say(). Напечатаем в функции то, какой звук должно издавать конкретное животное. </text:p>
      <text:p text:style-name="P10"><text:tab/>Далее необходимо лишь добавить каждого животного в массив.</text:p>
      <text:p text:style-name="P1"/>
      <text:p text:style-name="P5"><text:span text:style-name="T1">#include</text:span><text:span text:style-name="T2"> </text:span><text:span text:style-name="T3">&lt;iostream&gt;</text:span></text:p>
      <text:p text:style-name="P4"><text:span text:style-name="T1">#include</text:span><text:span text:style-name="T2"> </text:span><text:span text:style-name="T3">&lt;vector&gt;</text:span></text:p>
      <text:p text:style-name="P4"><text:span text:style-name="T5">class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{}</text:span></text:p>
      <text:p text:style-name="P4">};</text:p>
      <text:p text:style-name="P4"><text:span text:style-name="T5">class </text:span><text:span text:style-name="T7">Wolf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{</text:span></text:p>
      <text:p text:style-name="P3"><text:s text:c="8"/><text:span text:style-name="T8">std</text:span><text:span text:style-name="T9">::cout </text:span><text:span text:style-name="T8">&lt;&lt; </text:span><text:span text:style-name="T4">"Woooo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Raccoon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Trill trill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Duck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Quack quack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Dolphin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Click click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Moose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Bellow bellow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int </text:span>main() {</text:p>
      <text:p text:style-name="P3"><text:s text:c="4"/><text:span text:style-name="T8">std</text:span><text:span text:style-name="T9">::</text:span><text:span text:style-name="T8">vector</text:span><text:span text:style-name="T9">&lt;</text:span><text:span text:style-name="T8">Animal</text:span><text:span text:style-name="T9">*&gt; zoo;</text:span></text:p>
      <text:p text:style-name="P3"><text:s text:c="4"/><text:span text:style-name="T9">zoo.push_back(</text:span><text:span text:style-name="T6">new </text:span><text:span text:style-name="T8">Duck</text:span><text:span text:style-name="T9">());</text:span></text:p>
      <text:p text:style-name="P3"><text:s text:c="4"/><text:span text:style-name="T9">zoo.push_back(</text:span><text:span text:style-name="T6">new </text:span><text:span text:style-name="T8">Dolphin</text:span><text:span text:style-name="T9">());</text:span></text:p>
      <text:p text:style-name="P3"><text:s text:c="4"/><text:span text:style-name="T9">zoo.push_back(</text:span><text:span text:style-name="T6">new </text:span><text:span text:style-name="T8">Moose</text:span><text:span text:style-name="T9">());</text:span></text:p>
      <text:p text:style-name="P3"><text:s text:c="4"/><text:span text:style-name="T9">zoo.push_back(</text:span><text:span text:style-name="T6">new </text:span><text:span text:style-name="T8">Raccoon</text:span><text:span text:style-name="T9">());</text:span></text:p>
      <text:p text:style-name="P3"><text:s text:c="4"/><text:span text:style-name="T9">zoo.push_back(</text:span><text:span text:style-name="T6">new </text:span><text:span text:style-name="T8">Wolf</text:span><text:span text:style-name="T9">());</text:span></text:p>
      <text:p text:style-name="P3"><text:s text:c="4"/><text:span text:style-name="T6">for</text:span><text:span text:style-name="T9">(</text:span><text:span text:style-name="T8">Animal </text:span><text:span text:style-name="T9">* animal: zoo) {</text:span></text:p>
      <text:p text:style-name="P3"><text:s text:c="8"/><text:span text:style-name="T9">animal-&gt;say();</text:span></text:p>
      <text:p text:style-name="P3"><text:s text:c="4"/><text:span text:style-name="T9">}</text:span></text:p>
      <text:p text:style-name="P3"><text:s text:c="4"/><text:span text:style-name="T6">return </text:span><text:span text:style-name="T10">0</text:span><text:span text:style-name="T9">;</text:span></text:p>
      <text:p text:style-name="P7">}</text:p>
      <text:p text:style-name="P2"/>
      <text:p text:style-name="P2"/>
      <text:p text:style-name="P2"/>
      <text:p text:style-name="P2"><text:soft-page-break/>Задача 2.</text:p>
      <text:p text:style-name="P2"/>
      <text:p text:style-name="P10"><text:tab/>Создадим два наследника Callback — один для печати, другой для двойного применения. В обоих перегрузим виртуальную функцию exec.</text:p>
      <text:p text:style-name="P10"><text:tab/>В Printer будет просто принимать значение, которое нам будет выдавать Computator и просто будем выводить его.</text:p>
      <text:p text:style-name="P10"><text:tab/>Для двойного вычисления функции, нам потребуется сам объект Computator. Добавим во второй класс указатель на этот объект и запишем в него настоящий объект Computator с помощью конструктора. Далее для вывода создадим экземпляр уже созданного нами класса Printer для последующего вывода. После запустим вычисления передав Printer.</text:p>
      <text:p text:style-name="P10"><text:tab/>После этого остается создать соотвествующие объекты (и не забыть передать DoubledCompute указатель на оригинальный объект Computor). И далее мы запускаем вычисления передав вначале просто Printer, а потом DoubleCompute.</text:p>
      <text:p text:style-name="P2"/>
      <text:p text:style-name="P6"><text:span text:style-name="T1">#include</text:span><text:span text:style-name="T2"> </text:span><text:span text:style-name="T3">&lt;iostream&gt;</text:span></text:p>
      <text:p text:style-name="P4"><text:span text:style-name="T1">#include</text:span><text:span text:style-name="T2"> </text:span><text:span text:style-name="T3">&lt;cmath&gt;</text:span></text:p>
      <text:p text:style-name="P8"/>
      <text:p text:style-name="P4"><text:span text:style-name="T5">class </text:span><text:span text:style-name="T7">Callback </text:span>{</text:p>
      <text:p text:style-name="P4"><text:span text:style-name="T5">public</text:span>:</text:p>
      <text:p text:style-name="P3"><text:s text:c="4"/><text:span text:style-name="T6">virtual void </text:span><text:span text:style-name="T9">exec(</text:span><text:span text:style-name="T6">double </text:span><text:span text:style-name="T9">data) {}</text:span></text:p>
      <text:p text:style-name="P4">};</text:p>
      <text:p text:style-name="P4"/>
      <text:p text:style-name="P4"><text:span text:style-name="T5">class </text:span><text:span text:style-name="T7">Computator </text:span>{</text:p>
      <text:p text:style-name="P4"><text:span text:style-name="T5">public</text:span>:</text:p>
      <text:p text:style-name="P3"><text:s text:c="4"/><text:span text:style-name="T6">void </text:span><text:span text:style-name="T9">compute(</text:span><text:span text:style-name="T6">double </text:span><text:span text:style-name="T9">data, </text:span><text:span text:style-name="T8">Callback </text:span><text:span text:style-name="T9">* callback) {</text:span></text:p>
      <text:p text:style-name="P3"><text:s text:c="8"/><text:span text:style-name="T6">double </text:span><text:span text:style-name="T9">result;</text:span></text:p>
      <text:p text:style-name="P3"><text:s text:c="8"/><text:span text:style-name="T9">result = exp(tan(fabs(sin(data))));</text:span></text:p>
      <text:p text:style-name="P3"><text:s text:c="8"/><text:span text:style-name="T9">callback-&gt;exec(result);</text:span></text:p>
      <text:p text:style-name="P3"><text:s text:c="4"/><text:span text:style-name="T9">}</text:span></text:p>
      <text:p text:style-name="P4">};</text:p>
      <text:p text:style-name="P4"/>
      <text:p text:style-name="P4"><text:span text:style-name="T5">class </text:span><text:span text:style-name="T7">Printer </text:span>: <text:span text:style-name="T5">public </text:span><text:span text:style-name="T7">Callback </text:span>{</text:p>
      <text:p text:style-name="P4"><text:span text:style-name="T5">public</text:span>:</text:p>
      <text:p text:style-name="P3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3"><text:s text:c="8"/><text:span text:style-name="T8">std</text:span><text:span text:style-name="T9">::cout </text:span><text:span text:style-name="T8">&lt;&lt; </text:span><text:span text:style-name="T9">data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/>
      <text:p text:style-name="P4"><text:span text:style-name="T5">class </text:span><text:span text:style-name="T7">DoubledCompute </text:span>: <text:span text:style-name="T5">public </text:span><text:span text:style-name="T7">Callback </text:span>{</text:p>
      <text:p text:style-name="P4"><text:span text:style-name="T5">public</text:span>:</text:p>
      <text:p text:style-name="P3"><text:s text:c="4"/><text:span text:style-name="T9">DoubledCompute(</text:span><text:span text:style-name="T8">Computator </text:span><text:span text:style-name="T9">* c) {</text:span></text:p>
      <text:p text:style-name="P3"><text:s text:c="8"/><text:span text:style-name="T11">computator </text:span><text:span text:style-name="T9">= c;</text:span></text:p>
      <text:p text:style-name="P3"><text:s text:c="4"/><text:span text:style-name="T9">}</text:span></text:p>
      <text:p text:style-name="P3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3"><text:s text:c="8"/><text:span text:style-name="T8">Callback </text:span><text:span text:style-name="T9">* pr = </text:span><text:span text:style-name="T6">new </text:span><text:span text:style-name="T8">Printer</text:span><text:span text:style-name="T9">();</text:span></text:p>
      <text:p text:style-name="P3"><text:s text:c="8"/><text:span text:style-name="T11">computator</text:span><text:span text:style-name="T9">-&gt;compute(data, pr);</text:span></text:p>
      <text:p text:style-name="P3"><text:s text:c="8"/><text:span text:style-name="T6">delete </text:span><text:span text:style-name="T9">pr;</text:span></text:p>
      <text:p text:style-name="P3"><text:s text:c="4"/><text:span text:style-name="T9">}</text:span></text:p>
      <text:p text:style-name="P4"><text:span text:style-name="T5">private</text:span>:</text:p>
      <text:p text:style-name="P3"><text:s text:c="4"/><text:span text:style-name="T8">Computator </text:span><text:span text:style-name="T9">* </text:span><text:span text:style-name="T11">computator</text:span><text:span text:style-name="T9">;</text:span></text:p>
      <text:p text:style-name="P4">};</text:p>
      <text:p text:style-name="P4"/>
      <text:p text:style-name="P4"><text:span text:style-name="T5">int </text:span>main() {</text:p>
      <text:p text:style-name="P3"><text:s text:c="4"/><text:span text:style-name="T8">Computator </text:span><text:span text:style-name="T9">* computator = </text:span><text:span text:style-name="T6">new </text:span><text:span text:style-name="T8">Computator</text:span><text:span text:style-name="T9">();</text:span></text:p>
      <text:p text:style-name="P3"><text:s text:c="4"/><text:span text:style-name="T8">Callback </text:span><text:span text:style-name="T9">* printer = </text:span><text:span text:style-name="T6">new </text:span><text:span text:style-name="T8">Printer</text:span><text:span text:style-name="T9">();</text:span></text:p>
      <text:p text:style-name="P3"><text:s text:c="4"/><text:span text:style-name="T8">Callback </text:span><text:span text:style-name="T9">* doubled = </text:span><text:span text:style-name="T6">new </text:span><text:span text:style-name="T9">DoubledCompute(computator);</text:span></text:p>
      <text:p text:style-name="P3"><text:s text:c="4"/><text:span text:style-name="T6">double </text:span><text:span text:style-name="T9">num;</text:span></text:p>
      <text:p text:style-name="P3"><text:s text:c="4"/><text:span text:style-name="T8">std</text:span><text:span text:style-name="T9">::cin </text:span><text:span text:style-name="T8">&gt;&gt; </text:span><text:span text:style-name="T9">num;</text:span></text:p>
      <text:p text:style-name="P3"><text:soft-page-break/><text:s text:c="4"/><text:span text:style-name="T9">computator-&gt;compute(num, printer);</text:span></text:p>
      <text:p text:style-name="P3"><text:s text:c="4"/><text:span text:style-name="T9">computator-&gt;compute(num, doubled);</text:span></text:p>
      <text:p text:style-name="P3"><text:s text:c="4"/><text:span text:style-name="T6">return </text:span><text:span text:style-name="T10">0</text:span><text:span text:style-name="T9">;</text:span></text:p>
      <text:p text:style-name="P7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8:09:54.064021930</meta:creation-date>
    <dc:date>2016-10-31T20:44:00.820191294</dc:date>
    <meta:editing-duration>PT1H59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3" meta:paragraph-count="99" meta:word-count="400" meta:character-count="2965" meta:non-whitespace-character-count="2385"/>
  </office:meta>
</office:document-meta>
</file>